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pump rate</text:p>
          </table:table-cell>
          <table:table-cell office:value-type="float" office:value="0.272727" calcext:value-type="float">
            <text:p>0,272727</text:p>
          </table:table-cell>
          <table:table-cell office:value-type="string" calcext:value-type="string">
            <text:p>l/min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/h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radius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cross</text:p>
          </table:table-cell>
          <table:table-cell table:formula="of:=PI()*[.C5]*[.C5]" office:value-type="float" office:value="0.0706858347057703" calcext:value-type="float">
            <text:p>0,0706858347057703</text:p>
          </table:table-cell>
          <table:table-cell office:value-type="string" calcext:value-type="string">
            <text:p>m2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ump_rate_m</text:p>
          </table:table-cell>
          <table:table-cell table:formula="of:=[.C4]*60" office:value-type="float" office:value="16.36362" calcext:value-type="float">
            <text:p>16,36362</text:p>
          </table:table-cell>
          <table:table-cell office:value-type="string" calcext:value-type="string">
            <text:p>l/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flow_rate</text:p>
          </table:table-cell>
          <table:table-cell table:formula="of:=[.G4]/100 * [.C6]*100" office:value-type="float" office:value="0.0706858347057703" calcext:value-type="float">
            <text:p>0,0706858347057703</text:p>
          </table:table-cell>
          <table:table-cell office:value-type="string" calcext:value-type="string">
            <text:p>l/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10]/[.C9]" office:value-type="float" office:value="0.00431969421838018" calcext:value-type="float">
            <text:p>0,0043196942183801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formula="of:=[.C12]*[.G5]" office:value-type="float" office:value="0.00431969421838018" calcext:value-type="float">
            <text:p>0,00431969421838018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]*3600" office:value-type="float" office:value="15.5508991861687" calcext:value-type="float">
            <text:p>15,550899186168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C4]*60" office:value-type="float" office:value="16.36362" calcext:value-type="float">
            <text:p>16,36362</text:p>
          </table:table-cell>
          <table:table-cell/>
          <table:table-cell table:formula="of:=[.G4]/[.G17]" office:value-type="float" office:value="0.0611111722222833" calcext:value-type="float">
            <text:p>0,0611111722222833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ength</text:p>
          </table:table-cell>
          <table:table-cell table:formula="of:=[.G5]*60*60" office:value-type="float" office:value="3600" calcext:value-type="float">
            <text:p>36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[l]</text:p>
          </table:table-cell>
          <table:table-cell office:value-type="string" calcext:value-type="string">
            <text:p>[min]</text:p>
          </table:table-cell>
          <table:table-cell table:number-columns-repeated="7"/>
          <table:table-cell office:value-type="string" calcext:value-type="string">
            <text:p>pump length</text:p>
          </table:table-cell>
          <table:table-cell table:formula="of:=[.C17]" office:value-type="float" office:value="15.5508991861687" calcext:value-type="float">
            <text:p>15,55089918616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+50/60" office:value-type="float" office:value="1.83333333333333" calcext:value-type="float">
            <text:p>1,8333333333333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[.B26]/[.C26]*[.C27]" office:value-type="float" office:value="0.272727272727273" calcext:value-type="float">
            <text:p>0,2727272727272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eriod</text:p>
          </table:table-cell>
          <table:table-cell table:formula="of:=[.L22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table:formula="of:=[.L25]/[.L27]" office:value-type="float" office:value="3.11017983723373" calcext:value-type="float">
            <text:p>3,1101798372337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table:formula="of:=ROUND([.L28]) - 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_last</text:p>
          </table:table-cell>
          <table:table-cell table:formula="of:=[.L27]*([.L28]-[.L29])" office:value-type="float" office:value="5.55089918616866" calcext:value-type="float">
            <text:p>5,550899186168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kem [l]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lkem [h]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t po [h]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cet destu [-]</text:p>
          </table:table-cell>
          <table:table-cell table:formula="of:=[.C32]/[.C33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a 1 dest [l]</text:p>
          </table:table-cell>
          <table:table-cell table:formula="of:=[.C31]/[.C34]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ba 1 deste [s]</text:p>
          </table:table-cell>
          <table:table-cell table:formula="of:=[.C35]/[.B27]*60" office:value-type="float" office:value="55" calcext:value-type="float">
            <text:p>5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4:57:48.018325587</meta:creation-date>
    <dc:date>2025-01-24T17:15:45.145659399</dc:date>
    <meta:editing-duration>PT2H24M49S</meta:editing-duration>
    <meta:editing-cycles>9</meta:editing-cycles>
    <meta:generator>LibreOffice/7.3.7.2$Linux_X86_64 LibreOffice_project/30$Build-2</meta:generator>
    <meta:document-statistic meta:table-count="1" meta:cell-count="74" meta:object-count="0"/>
  </office:meta>
</office:document-meta>
</file>